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fb6ca" officeooo:paragraph-rsid="0020b212"/>
    </style:style>
    <style:style style:name="P2" style:family="paragraph" style:parent-style-name="Text_20_body">
      <style:text-properties officeooo:rsid="001fb6ca" officeooo:paragraph-rsid="0022092b"/>
    </style:style>
    <style:style style:name="P3" style:family="paragraph" style:parent-style-name="Text_20_body">
      <style:text-properties officeooo:rsid="0020b212" officeooo:paragraph-rsid="0020b212"/>
    </style:style>
    <style:style style:name="P4" style:family="paragraph" style:parent-style-name="Text_20_body">
      <style:text-properties officeooo:rsid="0022092b" officeooo:paragraph-rsid="0022092b"/>
    </style:style>
    <style:style style:name="P5" style:family="paragraph" style:parent-style-name="Text_20_body">
      <style:text-properties officeooo:rsid="00229651" officeooo:paragraph-rsid="00229651"/>
    </style:style>
    <style:style style:name="P6" style:family="paragraph" style:parent-style-name="Text_20_body">
      <style:text-properties officeooo:rsid="00229651" officeooo:paragraph-rsid="00252866"/>
    </style:style>
    <style:style style:name="P7" style:family="paragraph" style:parent-style-name="Text_20_body">
      <style:text-properties officeooo:rsid="0025acb5" officeooo:paragraph-rsid="0027d096"/>
    </style:style>
    <style:style style:name="P8" style:family="paragraph" style:parent-style-name="Text_20_body">
      <style:text-properties officeooo:rsid="0027d096" officeooo:paragraph-rsid="0027d096"/>
    </style:style>
    <style:style style:name="P9" style:family="paragraph" style:parent-style-name="Text_20_body">
      <style:text-properties officeooo:rsid="00284b0c" officeooo:paragraph-rsid="00284b0c"/>
    </style:style>
    <style:style style:name="P10" style:family="paragraph" style:parent-style-name="Text_20_body">
      <style:text-properties officeooo:rsid="00296169" officeooo:paragraph-rsid="002bec93"/>
    </style:style>
    <style:style style:name="P11" style:family="paragraph" style:parent-style-name="Heading_20_2">
      <style:text-properties officeooo:rsid="0020b212" officeooo:paragraph-rsid="0020b212"/>
    </style:style>
    <style:style style:name="P12" style:family="paragraph" style:parent-style-name="Heading_20_2">
      <style:text-properties officeooo:rsid="00229651" officeooo:paragraph-rsid="00229651"/>
    </style:style>
    <style:style style:name="P13" style:family="paragraph" style:parent-style-name="Heading_20_3">
      <style:text-properties officeooo:rsid="00229651" officeooo:paragraph-rsid="00229651"/>
    </style:style>
    <style:style style:name="P14" style:family="paragraph" style:parent-style-name="Heading_20_3">
      <style:text-properties officeooo:rsid="0025acb5" officeooo:paragraph-rsid="0025acb5"/>
    </style:style>
    <style:style style:name="P15" style:family="paragraph" style:parent-style-name="Heading_20_3">
      <style:text-properties officeooo:paragraph-rsid="00284b0c"/>
    </style:style>
    <style:style style:name="T1" style:family="text">
      <style:text-properties officeooo:rsid="0020b212"/>
    </style:style>
    <style:style style:name="T2" style:family="text">
      <style:text-properties officeooo:rsid="0022092b"/>
    </style:style>
    <style:style style:name="T3" style:family="text">
      <style:text-properties officeooo:rsid="00229651"/>
    </style:style>
    <style:style style:name="T4" style:family="text">
      <style:text-properties officeooo:rsid="00252866"/>
    </style:style>
    <style:style style:name="T5" style:family="text">
      <style:text-properties officeooo:rsid="0025acb5"/>
    </style:style>
    <style:style style:name="T6" style:family="text">
      <style:text-properties officeooo:rsid="00284b0c"/>
    </style:style>
    <style:style style:name="T7" style:family="text">
      <style:text-properties officeooo:rsid="00296169"/>
    </style:style>
    <style:style style:name="T8" style:family="text">
      <style:text-properties officeooo:rsid="0029fccb"/>
    </style:style>
    <style:style style:name="T9" style:family="text">
      <style:text-properties officeooo:rsid="002b0540"/>
    </style:style>
    <style:style style:name="T10" style:family="text">
      <style:text-properties officeooo:rsid="002bec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ution Design</text:h>
      <text:p text:style-name="P1">If we draw attention to the code <text:span text:style-name="T2">behind</text:span> our idea we can divide it <text:span text:style-name="T1">into</text:span> two parts: <text:span text:style-name="T2">backend (solidity) and frontend (html, javascript, metamask)</text:span>. The purpose of the <text:span text:style-name="T8">f</text:span>rontend is to give a simple <text:span text:style-name="T1">but</text:span> hopefully not less secure interface <text:span text:style-name="T2">to the user so he can easily access </text:span>the blockchain. <text:span text:style-name="T1">The backend consists of the wallet contract (managing the tokens) and an example implementation of how some of the transfers could work. It is still not fully realistic because the complexity would increase heavily if you make the model more realistic.</text:span> The focus of the following chapter is on the backend part <text:span text:style-name="T2">because</text:span> <text:span text:style-name="T2">the frontend is quite simple. Frontend is just about letting MetaMask call some prepared functions of certain contracts on the blockchain, and about listening to events of the contracts (and showing these in a stylish and simple way to the user).</text:span> </text:p>
      <text:p text:style-name="P2"><text:span text:style-name="T5">We </text:span>will start with the abstract model of what we tried to build. Then the main part is about the implementation <text:span text:style-name="T2">(in solidity) </text:span>and it’s difficulties. <text:span text:style-name="T2">T</text:span>he last part of the solution design will be about som<text:span text:style-name="T1">e</text:span> <text:span text:style-name="T1">p</text:span>roblems with th<text:span text:style-name="T8">is</text:span> implementation.</text:p>
      <text:h text:style-name="P11" text:outline-level="2">Idea</text:h>
      <text:p text:style-name="P3">The main target of our implementation is, that it has to be secure. <text:span text:style-name="T2">So we try to do it as simple as possible (then there are less sources of errors)</text:span>. Every user should be able to get a wallet where his tokens will be stored. Nobody else should have the right to take tokens out of that ‘bag’. <text:span text:style-name="T2">But there should be some automation for the transactions (e.g when a user produces for or buys energy from the connecting network at his home).</text:span></text:p>
      <text:p text:style-name="P4">To create the connection between the real world and the blockchain we use the concept of SmartMeters. Any organization that got the trust of people in its environment could offer this service. SmartMeters should measure the produced and consumed energy of user<text:span text:style-name="T3">s</text:span> and report it to the blockchain, where SmartContracts between the user and the connecting network will transfer token<text:span text:style-name="T3">s</text:span> dependant o<text:span text:style-name="T3">n</text:span> the individual implementation of these SmartContracts.</text:p>
      <text:h text:style-name="P12" text:outline-level="2">Our Model Implementation</text:h>
      <text:h text:style-name="P13" text:outline-level="3">Wallet</text:h>
      <text:p text:style-name="P5">This contract is responsible for the ICO and it holds the balances of tokens. Therefore it should be really really simple. If there <text:span text:style-name="T8">i</text:span>s a bug that can be exploite<text:span text:style-name="T8">d</text:span> in this contract the whole concept couldn’t work. <text:span text:style-name="T5">We</text:span> explain shortly the functions of this contract:</text:p>
      <text:p text:style-name="P5">- When the wallet is constructed it will initialize the amount <text:span text:style-name="T8">of coins on the market to 1e20</text:span>. We didn’t spend a lot research in how much this should be, <text:span text:style-name="T4">so this could be changed</text:span>. The owner is the creator of this contract. The owners address will get all the Ether that is given to this contract <text:span text:style-name="T4">(the ether from the ICO).</text:span></text:p>
      <text:p text:style-name="P6">- ‘transfer’ transfers <text:span text:style-name="T4">an amount of</text:span> tokens from the callers account to a destination account. It’s quite simple. It only works if there are enough tokens on the callers account and if the transaction happened it will fire an event, <text:span text:style-name="T4">there is no need for overflow check because there aren’t enough tokens initialized to create an overflow</text:span>. Frontend programms can listen <text:span text:style-name="T4">on the fired</text:span> events. <text:span text:style-name="T8">In the </text:span><text:soft-page-break/><text:span text:style-name="T8">ethereum blockchain </text:span>there is an extra section <text:span text:style-name="T4">where fired events are listed, so everyone could check or listen to them.</text:span></text:p>
      <text:p text:style-name="P5">- ‘buy<text:span text:style-name="T4">Tokens</text:span>’ <text:span text:style-name="T4">is the only payable function of this contract. It’s used for the ICO. For simplicity it just does a normal transfer of tokens from the wallets account to the callers account. The amount of tokens is equal to the amount of payed wei. Obviously the transaction gets cancelled if there aren’t enough tokens on the wallets account.</text:span></text:p>
      <text:h text:style-name="P14" text:outline-level="3">Model Scenario</text:h>
      <text:p text:style-name="P7">The Wallet is the only part that will be the same for all transactions in different regions with different producers and consumers. The other <text:span text:style-name="T8">three </text:span>contracts just show a possible scenario how SmartContracts could do the transactions automatically.</text:p>
      <text:p text:style-name="P8">SmartMeterBackend contains functions that can be called by the real (hardware) SmartMeter that measures electricity in and outflow of a producer/consumer. In our implementation it has just one function that reports energy production to the network operator.</text:p>
      <text:p text:style-name="P8">The OperatorBackend will need some more explanation. There are functions (that are called by the owner, as example EWZ) that set the price for electricity from this network and the reward for feeding energy into it. Aside from that there is a list of trusted SmartMeterBackends. Only trusted SmartMeterBackends will be able to <text:span text:style-name="T6">trigger a payout of tokens to the producer (they can call the rewardProduction function). Now, if a user wants to buy energy, he can call the function buyEnergy with a callback that sends tokens to to the operator if and only if the operator fires the event that reports the transaction as Event.</text:span></text:p>
      <text:p text:style-name="P9">The User is an example contract of how a producer/consumer could implement his contracts. There is a function to ‘pay for energy’ and a function to transfer tokens to other users (as example if Bob wants to sell <text:span text:style-name="T9">produced </text:span>electricity <text:span text:style-name="T9">to Alice).</text:span> The energy <text:span text:style-name="T9">supply</text:span> will be done by the operators of the networks but if both operators (the one of Bob and the one of Alice) allow to pay for energy with tokens, it will be as if Bob sold his energy to Alice. The ‘pay for energy’ function calls the ‘buyEnergy’ function of the linked operator and sets up all required variables and functions for the transaction (it sends the callback function and sets the price, that the callback function will expect).</text:p>
      <text:h text:style-name="P15" text:outline-level="3"><text:span text:style-name="T6">Problems and Possible Solutions</text:span></text:h>
      <text:p text:style-name="P9">One problem could be the privacy. There may be users that don’t want, that everyone could know how much energy they consume and produce. This is a hard to solve problem because one of the main features of the blockchain is transparency. <text:span text:style-name="T7">An approach for a solution could be, that the operator and user handle the transaction between them outside the blockchain (this requires trust from the user side). Still some transactions would be visible on the blockchain.</text:span></text:p>
      <text:p text:style-name="P10">Another issue is, that in the implementation of the scenario (not in the implementation of the wallet) are still <text:span text:style-name="T10">features</text:span>, that could be exploited by the operator or the user. As example the operator can untrust a SmartMeter. Then the token transfer wouldn’t get triggered <text:span text:style-name="T10">even if the consumer produces energy</text:span>. This case isn’t that much a problem because all actions get logged in the blockchain and the trust in the operator would decrease much, if such things happen. </text:p>
      <text:p text:style-name="P10"><text:soft-page-break/>Another possible weakness of the system could be the SmartMeter itsself. A user could cheat if he manages to ‘hack’ the SmartMeter. A possible solution for this would be a SmartMeter that has some features that prevent hacking (as example it destroys its private key, when <text:span text:style-name="T8">it notifies an attem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20:18:51.521284291</meta:creation-date>
    <dc:date>2018-03-03T11:55:23.500233665</dc:date>
    <meta:editing-duration>PT49M33S</meta:editing-duration>
    <meta:editing-cycles>6</meta:editing-cycles>
    <meta:generator>LibreOffice/5.1.6.2$Linux_X86_64 LibreOffice_project/10m0$Build-2</meta:generator>
    <meta:document-statistic meta:table-count="0" meta:image-count="0" meta:object-count="0" meta:page-count="3" meta:paragraph-count="21" meta:word-count="1115" meta:character-count="6559" meta:non-whitespace-character-count="5463"/>
  </office:meta>
</office:document-meta>
</file>